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7e7" officeooo:paragraph-rsid="001b47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0:04:47.592304713</meta:creation-date>
    <dc:date>2019-03-13T20:05:03.236896681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5.1.6.2$Linux_X86_64 LibreOffice_project/10m0$Build-2</meta:generator>
  </office:meta>
</office:document-meta>
</file>